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Nimbus Mono PS1" svg:font-family="'Nimbus Mono PS'" style:font-pitch="fixed"/>
    <style:font-face style:name="Nimbus Mono PS" svg:font-family="'Nimbus Mono PS'" style:font-family-generic="modern" style:font-pitch="fixed"/>
    <style:font-face style:name="Noto Sans Devanagari2" svg:font-family="'Noto Sans Devanagari'" style:font-family-generic="modern" style:font-pitch="fixed"/>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5.5625in" table:align="left"/>
    </style:style>
    <style:style style:name="Table1.A" style:family="table-column">
      <style:table-column-properties style:column-width="2.5625in"/>
    </style:style>
    <style:style style:name="Table1.B" style:family="table-column">
      <style:table-column-properties style:column-width="3in"/>
    </style:style>
    <style:style style:name="Table1.1" style:family="table-row">
      <style:table-row-properties style:min-row-height="1.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Text_20_body">
      <style:paragraph-properties fo:text-align="start" style:justify-single-word="false"/>
      <style:text-properties officeooo:paragraph-rsid="0022e8da"/>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2">
      <style:text-properties officeooo:paragraph-rsid="001a6986"/>
    </style:style>
    <style:style style:name="P5" style:family="paragraph" style:parent-style-name="Text_20_body" style:list-style-name="L2">
      <style:text-properties officeooo:paragraph-rsid="00208aba"/>
    </style:style>
    <style:style style:name="P6" style:family="paragraph" style:parent-style-name="Text_20_body" style:list-style-name="L2">
      <style:text-properties officeooo:paragraph-rsid="0022e8da"/>
    </style:style>
    <style:style style:name="P7" style:family="paragraph" style:parent-style-name="Text_20_body" style:list-style-name="L2">
      <style:text-properties officeooo:paragraph-rsid="001f506c"/>
    </style:style>
    <style:style style:name="P8" style:family="paragraph" style:parent-style-name="Text_20_body" style:list-style-name="L2">
      <style:text-properties officeooo:paragraph-rsid="002ccf42"/>
    </style:style>
    <style:style style:name="P9" style:family="paragraph" style:parent-style-name="Text_20_body" style:list-style-name="L2">
      <style:text-properties officeooo:paragraph-rsid="002d2743"/>
    </style:style>
    <style:style style:name="P10" style:family="paragraph" style:parent-style-name="Text_20_body" style:list-style-name="L1">
      <style:paragraph-properties fo:margin-top="0in" fo:margin-bottom="0in" loext:contextual-spacing="false"/>
    </style:style>
    <style:style style:name="P11" style:family="paragraph" style:parent-style-name="Preformatted_20_Text" style:list-style-name="L2"/>
    <style:style style:name="P12" style:family="paragraph" style:parent-style-name="Preformatted_20_Text" style:list-style-name="L2">
      <style:paragraph-properties fo:margin-top="0in" fo:margin-bottom="0.1965in" loext:contextual-spacing="false"/>
    </style:style>
    <style:style style:name="P13" style:family="paragraph" style:parent-style-name="Quotations" style:list-style-name="L2"/>
    <style:style style:name="P14" style:family="paragraph" style:parent-style-name="Quotations" style:list-style-name="L2">
      <style:text-properties officeooo:paragraph-rsid="0022e8da"/>
    </style:style>
    <style:style style:name="T1" style:family="text">
      <style:text-properties fo:font-weight="bold"/>
    </style:style>
    <style:style style:name="T2" style:family="text">
      <style:text-properties style:font-name="Nimbus Mono PS1" fo:font-size="10pt" style:font-size-asian="10pt" style:font-size-complex="10pt"/>
    </style:style>
    <style:style style:name="T3" style:family="text">
      <style:text-properties style:font-name="Nimbus Mono PS1" fo:font-size="10pt" officeooo:rsid="002ccf42" style:font-size-asian="10pt" style:font-size-complex="10pt"/>
    </style:style>
    <style:style style:name="T4" style:family="text">
      <style:text-properties style:font-name="Nimbus Mono PS1" fo:font-size="10pt" fo:font-style="italic" style:font-size-asian="10pt" style:font-size-complex="10pt"/>
    </style:style>
    <style:style style:name="T5" style:family="text">
      <style:text-properties style:font-name="Nimbus Mono PS1" fo:font-size="10pt" fo:font-style="italic" style:text-underline-style="solid" style:text-underline-width="auto" style:text-underline-color="font-color" style:font-size-asian="10pt" style:font-size-complex="10pt"/>
    </style:style>
    <style:style style:name="T6" style:family="text">
      <style:text-properties style:font-name="Nimbus Mono PS1" fo:font-size="10pt" fo:font-style="italic" style:text-underline-style="none" style:font-size-asian="10pt" style:font-size-complex="10pt"/>
    </style:style>
    <style:style style:name="T7" style:family="text">
      <style:text-properties style:font-name="Nimbus Mono PS1" fo:font-size="10pt" fo:font-weight="bold" style:font-size-asian="10pt" style:font-size-complex="10pt"/>
    </style:style>
    <style:style style:name="T8" style:family="text">
      <style:text-properties style:font-name="Nimbus Mono PS1" fo:font-size="10pt" officeooo:rsid="001c0529" style:font-size-asian="8.75pt" style:font-size-complex="10pt"/>
    </style:style>
    <style:style style:name="T9" style:family="text">
      <style:text-properties style:font-name="Nimbus Mono PS1" fo:font-size="10pt" officeooo:rsid="00208aba" style:font-size-asian="8.75pt" style:font-size-complex="10pt"/>
    </style:style>
    <style:style style:name="T10" style:family="text">
      <style:text-properties style:font-name="Nimbus Mono PS1" fo:font-size="10pt" style:text-underline-style="solid" style:text-underline-width="auto" style:text-underline-color="font-color" style:font-size-asian="10pt" style:font-size-complex="10pt"/>
    </style:style>
    <style:style style:name="T11" style:family="text">
      <style:text-properties style:font-name="Nimbus Mono PS1" fo:font-size="10pt" style:text-underline-style="solid" style:text-underline-width="auto" style:text-underline-color="font-color" fo:font-weight="bold" style:font-size-asian="10pt" style:font-size-complex="10pt"/>
    </style:style>
    <style:style style:name="T12" style:family="text">
      <style:text-properties style:font-name="Nimbus Mono PS1" fo:font-size="10pt" style:text-underline-style="none" style:font-size-asian="10pt" style:font-size-complex="10pt"/>
    </style:style>
    <style:style style:name="T13" style:family="text">
      <style:text-properties style:font-name="Nimbus Mono PS1" fo:font-size="10pt" style:text-underline-style="none" fo:font-weight="bold" style:font-size-asian="10pt" style:font-size-complex="10pt"/>
    </style:style>
    <style:style style:name="T14" style:family="text">
      <style:text-properties style:font-name="Nimbus Mono PS1" officeooo:rsid="001f506c"/>
    </style:style>
    <style:style style:name="T15" style:family="text">
      <style:text-properties officeooo:rsid="0022e8da"/>
    </style:style>
    <style:style style:name="T16" style:family="text">
      <style:text-properties style:text-underline-style="solid" style:text-underline-width="auto" style:text-underline-color="font-color"/>
    </style:style>
    <style:style style:name="T17" style:family="text">
      <style:text-properties style:text-underline-style="none"/>
    </style:style>
    <style:style style:name="T18" style:family="text">
      <style:text-properties fo:font-style="italic"/>
    </style:style>
    <style:style style:name="T19" style:family="text">
      <style:text-properties style:font-name="Nimbus Mono PS1"/>
    </style:style>
    <style:style style:name="T20" style:family="text">
      <style:text-properties style:font-name="Nimbus Mono PS1" fo:font-style="italic"/>
    </style:style>
    <style:style style:name="T21" style:family="text">
      <style:text-properties style:font-name="Nimbus Mono PS1" fo:font-size="10pt" style:font-size-asian="10pt" style:font-size-complex="10pt"/>
    </style:style>
    <style:style style:name="T22" style:family="text">
      <style:text-properties style:font-name="Nimbus Mono PS1" fo:font-size="10pt" fo:font-style="italic" style:font-size-asian="10pt" style:font-size-complex="10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Project 2: Practicing with BNFs </text:h>
      <text:p text:style-name="Horizontal_20_Line"/>
      <text:p text:style-name="Text_20_body">This week's project is to practice creating BNF definitions and work with derivations. </text:p>
      <text:p text:style-name="Text_20_body">The are three key ideas to keep in mind: </text:p>
      <text:list xml:id="list2941913133" text:style-name="L1">
        <text:list-item>
          <text:p text:style-name="P10">If a portion of a language construct is <text:span text:style-name="Emphasis">complicated</text:span>, hide the complexity by creating a nonterminal for it, and then define the nonterminal (later). </text:p>
        </text:list-item>
        <text:list-item>
          <text:p text:style-name="P10">If a language construct is <text:span text:style-name="Emphasis">optional</text:span>, create a nonterminal that has two productions, one of which defines the optional part, and the other of which is an <text:span text:style-name="Teletype">Ø</text:span>-production. </text:p>
        </text:list-item>
        <text:list-item>
          <text:p text:style-name="P2">If a language construct can be <text:span text:style-name="Emphasis">repeated</text:span>, create a non-terminal that has two productions, one of which is a recursive production providing the repetition, and the other of which is an <text:span text:style-name="Teletype">Ø</text:span>-production by which the recursion can terminate. </text:p>
        </text:list-item>
      </text:list>
      <text:list xml:id="list1179012438" text:style-name="L2">
        <text:list-item>
          <text:p text:style-name="P3">Using these ideas, define the constructs below with BNF productions. Underline the terminals in your productions, to distinguish them from the nonterminals. You may assume that the following have already been defined: </text:p>
          <text:p text:style-name="P11"><text:s text:c="3"/>&lt;letter&gt; <text:s text:c="2"/>::= <text:s text:c="2"/>A | B | C | D | E | F | G | H | I | J | K | L </text:p>
          <text:p text:style-name="P11"><text:s text:c="20"/>| M | N | O | P | Q | R | S | T | U | V | W </text:p>
          <text:p text:style-name="P11"><text:s text:c="20"/>| X | Y | Z | a | b | c | d | e | f | g | h</text:p>
          <text:p text:style-name="P11"><text:s text:c="20"/>| i | j | k | l | m | n | o | p | q | r | s</text:p>
          <text:p text:style-name="P11"><text:s text:c="20"/>| t | u | v | w | x | y | z</text:p>
          <text:p text:style-name="P11"><text:s text:c="3"/>&lt;digit&gt; <text:s text:c="2"/>::= <text:s text:c="2"/>0 | 1 | 2 | 3 | 4 | 5 | 6 | 7 | 8 | 9</text:p>
          <text:p text:style-name="P12"><text:s text:c="3"/></text:p>
          <text:list>
            <text:list-item>
              <text:p text:style-name="P4">A Java character literal<text:line-break/><text:line-break/><text:span text:style-name="T2">&lt;</text:span><text:span text:style-name="T4">character literal</text:span><text:span text:style-name="T2">&gt; ::= </text:span><text:span text:style-name="Teletype"><text:span text:style-name="T7">'</text:span></text:span><text:span text:style-name="T2"> &lt;</text:span><text:span text:style-name="T4">single character</text:span><text:span text:style-name="T2">&gt; </text:span><text:span text:style-name="Teletype"><text:span text:style-name="T7">'</text:span></text:span><text:span text:style-name="T2"> | </text:span><text:span text:style-name="Teletype"><text:span text:style-name="T7">'</text:span></text:span><text:span text:style-name="T2"> </text:span><text:span text:style-name="T10">&lt;</text:span><text:span text:style-name="T5">escape sequence</text:span><text:span text:style-name="T10">&gt;</text:span><text:span text:style-name="T2"> </text:span><text:span text:style-name="Teletype"><text:span text:style-name="T7">'</text:span></text:span><text:line-break/></text:p>
            </text:list-item>
            <text:list-item>
              <text:p text:style-name="P8">A Java character string literal<text:line-break/><text:line-break/><text:span text:style-name="T2">&lt;</text:span><text:span text:style-name="T3">string</text:span><text:span text:style-name="T4"> literal</text:span><text:span text:style-name="T2">&gt; ::= </text:span><text:span text:style-name="Teletype"><text:span text:style-name="T7">“</text:span></text:span><text:span text:style-name="T2"> &lt;</text:span><text:span text:style-name="T4">single character</text:span><text:span text:style-name="T2">&gt;?</text:span><text:span text:style-name="Teletype"><text:span text:style-name="T7">”</text:span></text:span><text:line-break/></text:p>
            </text:list-item>
            <text:list-item>
              <text:p text:style-name="P4">A Java integer literal<text:line-break/><text:line-break/><text:span text:style-name="T2">&lt;</text:span><text:span text:style-name="T4">integer literal</text:span><text:span text:style-name="T2">&gt; ::= </text:span><text:span text:style-name="T12">&lt;</text:span><text:span text:style-name="T6">decimal integer literal</text:span><text:span text:style-name="T12">&gt; | &lt;</text:span><text:span text:style-name="T6">hex integer literal</text:span><text:span text:style-name="T12">&gt; | &lt;</text:span><text:span text:style-name="T6">octal integer literal</text:span><text:span text:style-name="T12">&gt;</text:span><text:line-break/><text:line-break/><text:line-break/><text:line-break/><text:line-break/><text:soft-page-break/><text:line-break/></text:p>
            </text:list-item>
            <text:list-item>
              <text:p text:style-name="P4">A Java real (floating point) literal <text:line-break/><text:span text:style-name="T17"><text:line-break/></text:span><text:span text:style-name="T12">&lt;</text:span><text:span text:style-name="T6">floating-point literal</text:span><text:span text:style-name="T12">&gt; ::= &lt;</text:span><text:span text:style-name="T6">digits</text:span><text:span text:style-name="T12">&gt; </text:span><text:span text:style-name="Teletype"><text:span text:style-name="T13">.</text:span></text:span><text:span text:style-name="T12"> &lt;</text:span><text:span text:style-name="T6">digits</text:span><text:span text:style-name="T12">&gt;? &lt;</text:span><text:span text:style-name="T6">exponent part</text:span><text:span text:style-name="T12">&gt;? &lt;</text:span><text:span text:style-name="T6">float type suffix</text:span><text:span text:style-name="T12">&gt;?</text:span></text:p>
              <text:p text:style-name="P4"/>
            </text:list-item>
            <text:list-item>
              <text:p text:style-name="P3">A Java identifier: <text:line-break/><text:line-break/><text:span text:style-name="T8">&lt;identifier&gt; ::= &lt;initial&gt; | &lt;initial&gt; &lt;more&gt;</text:span><text:line-break/><text:line-break/></text:p>
            </text:list-item>
            <text:list-item>
              <text:p text:style-name="P9">A Java function declaration (prototype): <text:line-break/><text:line-break/><text:span text:style-name="T2">&lt;</text:span><text:span text:style-name="T4">method declaration</text:span><text:span text:style-name="T2">&gt; ::= &lt;</text:span><text:span text:style-name="T4">method header</text:span><text:span text:style-name="T2">&gt; &lt;</text:span><text:span text:style-name="T4">method body</text:span><text:span text:style-name="T2">&gt;</text:span><text:line-break/></text:p>
            </text:list-item>
            <text:list-item>
              <text:p text:style-name="P5">A Java <text:span text:style-name="Teletype">if</text:span> statement (you may assume that the nonterminals <text:span text:style-name="Teletype">&lt;statement&gt;</text:span> and <text:span text:style-name="Teletype">&lt;expression&gt;</text:span> are defined elsewhere): <text:line-break/><text:line-break/><text:span text:style-name="T8">&lt;</text:span><text:span text:style-name="T9">if</text:span><text:span text:style-name="T8">&gt; ::= </text:span><text:span text:style-name="T9">( &lt;expression&gt; ) &lt;statement&gt;</text:span><text:line-break/></text:p>
            </text:list-item>
            <text:list-item>
              <text:p text:style-name="P5">A Java <text:span text:style-name="Teletype">while</text:span> statement (you may assume that the nonterminals <text:span text:style-name="Teletype">&lt;statement&gt;</text:span> and <text:span text:style-name="Teletype">&lt;expression&gt;</text:span> are defined elsewhere): <text:line-break/><text:line-break/><text:span text:style-name="T8">&lt;</text:span><text:span text:style-name="T9">while</text:span><text:span text:style-name="T8">&gt; ::= </text:span><text:span text:style-name="T9">( &lt;expression&gt; ) &lt;statement&gt;</text:span><text:line-break/></text:p>
            </text:list-item>
          </text:list>
        </text:list-item>
        <text:list-item>
          <text:p text:style-name="P3">Prove that the following grammar is ambiguous:</text:p>
          <text:p text:style-name="P14"><text:span text:style-name="Source_20_Text">&lt;S&gt; ::= &lt;A&gt;<text:line-break/>&lt;A&gt; ::= &lt;A&gt; + &lt;A&gt; | &lt;id&gt;<text:line-break/>&lt;id&gt; ::= a | b | c </text:span></text:p>
        </text:list-item>
      </text:list>
      <table:table table:name="Table1" table:style-name="Table1">
        <table:table-column table:style-name="Table1.A"/>
        <table:table-column table:style-name="Table1.B"/>
        <table:table-row table:style-name="Table1.1">
          <table:table-cell table:style-name="Table1.A1" office:value-type="string">
            <text:p text:style-name="P1"><text:span text:style-name="Source_20_Text">&lt;S&gt;<text:line-break/></text:span><text:span text:style-name="Source_20_Text"><text:span text:style-name="T15">&lt;A&gt;<text:line-break/>&lt;A&gt;<text:tab/><text:tab/><text:tab/>+<text:tab/>&lt;A&gt;<text:line-break/>&lt;A&gt;<text:tab/>+<text:tab/>&lt;A&gt;<text:tab/><text:tab/>&lt;id&gt;<text:line-break/>&lt;id&gt;<text:tab/><text:tab/>&lt;id&gt;<text:tab/><text:tab/> c<text:line-break/> a<text:tab/><text:tab/> b</text:span></text:span></text:p>
          </table:table-cell>
          <table:table-cell table:style-name="Table1.B1" office:value-type="string">
            <text:p text:style-name="P1"><text:span text:style-name="Source_20_Text">&lt;S&gt;<text:line-break/></text:span><text:span text:style-name="Source_20_Text"><text:span text:style-name="T15">&lt;A&gt;<text:line-break/>&lt;A&gt;<text:tab/><text:tab/>+<text:tab/>&lt;A&gt;<text:line-break/>&lt;id&gt;<text:tab/><text:tab/><text:tab/>&lt;A&gt;<text:tab/>+<text:tab/>&lt;A&gt;<text:line-break/> a<text:tab/><text:tab/><text:tab/>&lt;id&gt;<text:tab/><text:tab/>&lt;id&gt;<text:line-break/> <text:tab/><text:tab/><text:tab/> b<text:tab/><text:tab/> c</text:span></text:span></text:p>
          </table:table-cell>
        </table:table-row>
      </table:table>
      <text:list xml:id="list32018844481795" text:continue-numbering="true" text:style-name="L2">
        <text:list-header>
          <text:p text:style-name="P6"><text:soft-page-break/></text:p>
        </text:list-header>
        <text:list-item>
          <text:p text:style-name="P3">Give a left-most derivation for <text:span text:style-name="Teletype">A = A * (B + C)</text:span> using the following BNF grammar:</text:p>
          <text:p text:style-name="P13"><text:span text:style-name="Source_20_Text">&lt;assign&gt; ::= &lt;id&gt; = &lt;expr&gt;<text:line-break/>&lt;id&gt; ::= A | B | C<text:line-break/>&lt;expr&gt; ::= &lt;expr&gt; + &lt;term&gt; | &lt;term&gt;<text:line-break/>&lt;term&gt; ::= &lt;term&gt; * &lt;factor&gt; | &lt;factor&gt;<text:line-break/>&lt;factor&gt; ::= ( &lt;expr&gt; ) | &lt;id&gt; </text:span></text:p>
          <text:p text:style-name="P7"><text:span text:style-name="T14">&lt;assign&gt;<text:line-break/>&lt;id&gt;<text:tab/>=<text:tab/>&lt;expr&gt;<text:line-break/> A<text:tab/><text:tab/>&lt;term&gt;<text:line-break/><text:tab/><text:tab/><text:tab/>&lt;term&gt;<text:tab/>*<text:tab/>&lt;factor&gt;<text:line-break/><text:tab/><text:tab/><text:tab/>&lt;factor&gt;<text:tab/><text:tab/>( &lt;expr&gt; )<text:line-break/><text:tab/><text:tab/><text:tab/>&lt;id&gt;<text:tab/><text:tab/><text:tab/>( &lt;expr&gt;<text:tab/>+<text:tab/>&lt;term&gt; )<text:line-break/><text:tab/><text:tab/><text:tab/> A<text:tab/><text:tab/><text:tab/> <text:s/>&lt;term&gt;<text:tab/><text:tab/>&lt;factor&gt; <text:line-break/><text:tab/><text:tab/><text:tab/><text:tab/><text:tab/><text:tab/> &lt;factor&gt;<text:tab/><text:tab/>&lt;id&gt;<text:line-break/><text:tab/><text:tab/><text:tab/><text:tab/><text:tab/><text:tab/> &lt;id&gt;<text:tab/><text:tab/> C<text:line-break/><text:tab/><text:tab/><text:tab/><text:tab/><text:tab/><text:tab/> <text:s/>B<text:line-break/><text:tab/><text:tab/><text:tab/></text:span><text:line-break/><text:line-break/> <text:line-break/><text:line-break/><text:line-break/><text:line-break/><text:line-break/></text:p>
        </text:list-item>
      </text:list>
      <text:p text:style-name="Text_20_body"><text:span text:style-name="T1">Turn in</text:span>. Print a hard copy of this page and write your name prominently at the top. You may hand-write (legibly!) your solutions directly on the page, or staple your solutions (typed or hand-written) to the assignment page.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Nimbus Mono PS1" svg:font-family="'Nimbus Mono PS'" style:font-pitch="fixed"/>
    <style:font-face style:name="Nimbus Mono PS" svg:font-family="'Nimbus Mono PS'" style:font-family-generic="modern" style:font-pitch="fixed"/>
    <style:font-face style:name="Noto Sans Devanagari2" svg:font-family="'Noto Sans Devanagari'" style:font-family-generic="modern" style:font-pitch="fixed"/>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Nimbus Roman" fo:font-family="'Nimbus Roman'" style:font-family-generic="roman" style:font-pitch="variable" fo:font-size="14pt" fo:font-weight="bold" style:font-name-asian="Nimbus Sans1" style:font-family-asian="'Nimbus Sans'"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PS" fo:font-family="'Nimbus Mono PS'" style:font-family-generic="modern" style:font-pitch="fixed" fo:font-size="10pt" style:font-name-asian="Nimbus Mono PS" style:font-family-asian="'Nimbus Mono PS'" style:font-family-generic-asian="modern" style:font-pitch-asian="fixed" style:font-size-asian="10pt" style:font-name-complex="Noto Sans Devanagari2" style:font-family-complex="'Noto Sans Devanagari'"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Nimbus Mono PS" fo:font-family="'Nimbus Mono PS'" style:font-family-generic="modern" style:font-pitch="fixed" style:font-name-asian="Nimbus Mono PS" style:font-family-asian="'Nimbus Mono PS'" style:font-family-generic-asian="modern" style:font-pitch-asian="fixed" style:font-name-complex="Noto Sans Devanagari2" style:font-family-complex="'Noto Sans Devanagari'" style:font-family-generic-complex="modern" style:font-pitch-complex="fixed"/>
    </style:style>
    <style:style style:name="Numbering_20_Symbols" style:display-name="Numbering Symbols" style:family="text"/>
    <style:style style:name="Source_20_Text" style:display-name="Source Text" style:family="text">
      <style:text-properties style:font-name="Nimbus Mono PS" fo:font-family="'Nimbus Mono PS'" style:font-family-generic="modern" style:font-pitch="fixed" style:font-name-asian="Nimbus Mono PS" style:font-family-asian="'Nimbus Mono PS'" style:font-family-generic-asian="modern" style:font-pitch-asian="fixed" style:font-name-complex="Noto Sans Devanagari2" style:font-family-complex="'Noto Sans Devanagari'"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1T01:17:56.163539538</meta:creation-date>
    <dc:date>2018-02-12T03:15:47.271781568</dc:date>
    <meta:editing-duration>PT3H27M41S</meta:editing-duration>
    <meta:editing-cycles>15</meta:editing-cycles>
    <meta:generator>LibreOffice/5.4.4.2$Linux_X86_64 LibreOffice_project/40m0$Build-2</meta:generator>
    <meta:document-statistic meta:table-count="1" meta:image-count="0" meta:object-count="0" meta:page-count="3" meta:paragraph-count="30" meta:word-count="583" meta:character-count="3089" meta:non-whitespace-character-count="2330"/>
  </office:meta>
</office:document-meta>
</file>